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15">//! «Контекстная графика» – („Window-Place”)</text:span></text:h>
      <text:h text:style-name="Default"><text:s text:c="2"/>3<text:s text:c="2"/><text:span text:style-name="style15">//!<text:s text:c="2"/>Контекстно-зависимая среда построения трехмерной графики OpenGL</text:span></text:h>
      <text:h text:style-name="Default"><text:s text:c="2"/>4<text:s text:c="2"/><text:span text:style-name="style15">//!<text:s text:c="7"/>с использованием виртуальных процедур C++</text:span></text:h>
      <text:h text:style-name="Default"><text:s text:c="2"/>5<text:s text:c="2"/><text:span text:style-name="style15">//!<text:s text:c="7"/>и многооконного интерфейса Windows/Linux-GLFW</text:span></text:h>
      <text:h text:style-name="Default"><text:s text:c="2"/>6<text:s text:c="2"/><text:span text:style-name="style15">//!<text:s text:c="7"/>со стековым наложением графических и текстовых фрагментов</text:span></text:h>
      <text:h text:style-name="Default"><text:s text:c="2"/>7<text:s text:c="2"/><text:span text:style-name="style15">//!<text:s text:c="4"/>++ независимая визуализация при параллельном вычислительном процессе</text:span></text:h>
      <text:h text:style-name="Default"><text:s text:c="2"/>8<text:s text:c="2"/><text:span text:style-name="style15">//!<text:s text:c="2"/>Обобщенные структуры/классы Window::Place для OpenGL (и GLFW)</text:span></text:h>
      <text:h text:style-name="Default"><text:s text:c="2"/>9<text:s text:c="2"/><text:span text:style-name="style2">//</text:span></text:h>
      <text:h text:style-name="Default"><text:s text:c="1"/>10<text:s text:c="2"/><text:span text:style-name="style2">//<text:s text:c="24"/>©2010-май, В.Н.Храмушин, СахГУ №2010615850/2010-09-08</text:span></text:h>
      <text:h text:style-name="Default"><text:s text:c="1"/>11<text:s text:c="2"/><text:span text:style-name="style9">#if !defined( _Window_h_ )</text:span></text:h>
      <text:h text:style-name="Default"><text:s text:c="1"/>12<text:s text:c="2"/><text:span text:style-name="style9">#define _Window_h_<text:s text:c="11"/></text:span><text:span text:style-name="style2">// аппаратное окружение и стандартная среда</text:span></text:h>
      <text:h text:style-name="Default"><text:s text:c="1"/>13<text:s text:c="2"/><text:span text:style-name="style9">#include &lt;windows.h&gt;<text:s text:c="9"/></text:span><text:span text:style-name="style2">// программирования MinGW_Microsoft-Windows</text:span></text:h>
      <text:h text:style-name="Default"><text:s text:c="1"/>14<text:s text:c="2"/><text:span text:style-name="style9">#include "../Type.h"<text:s text:c="9"/></text:span><text:span text:style-name="style2">// собственно настройка локальных операций</text:span></text:h>
      <text:h text:style-name="Default"><text:s text:c="1"/>15<text:s text:c="2"/></text:h>
      <text:h text:style-name="Default"><text:s text:c="1"/>16<text:s text:c="2"/><text:span text:style-name="style5">struct </text:span><text:span text:style-name="style11">Window</text:span><text:span text:style-name="style10">;<text:s text:c="15"/></text:span><text:span text:style-name="style2">// производный класс постройки нового окна Windows</text:span></text:h>
      <text:h text:style-name="Default"><text:s text:c="1"/>17<text:s text:c="2"/><text:span text:style-name="style5">enum </text:span><text:span text:style-name="style11">Place_Signs</text:span><text:span text:style-name="style10">{ </text:span><text:span text:style-name="style11">PlaceOrtho</text:span><text:span text:style-name="style10">=</text:span><text:span text:style-name="style4">0x40</text:span><text:span text:style-name="style10">,<text:s text:c="5"/></text:span><text:span text:style-name="style2">// трёхмерное ортогональное пространство</text:span></text:h>
      <text:h text:style-name="Default"><text:s text:c="1"/>18<text:s text:c="2"/><text:s text:c="18"/><text:span text:style-name="style11">PlaceAbove</text:span><text:span text:style-name="style10">=</text:span><text:span text:style-name="style4">0x80 </text:span><text:span text:style-name="style10">};<text:s text:c="3"/></text:span><text:span text:style-name="style2">// сохранение-восстановление изображения</text:span></text:h>
      <text:h text:style-name="Default"><text:s text:c="1"/>19<text:s text:c="2"/><text:span text:style-name="style2">//struct Font<text:s text:c="16"/>// присоединенный шрифт, ссылка на базовый Window</text:span></text:h>
      <text:h text:style-name="Default"><text:s text:c="1"/>20<text:s text:c="2"/><text:span text:style-name="style2">//{ byte *Bit;<text:s text:c="15"/>// назначение растрового шрифта из эпохи DispCCCP</text:span></text:h>
      <text:h text:style-name="Default"><text:s text:c="1"/>21<text:s text:c="2"/><text:span text:style-name="style2">//<text:s text:c="2"/>HFONT hF;<text:s text:c="16"/>// шрифт сохраняется для внутрисистемной метрики</text:span></text:h>
      <text:h text:style-name="Default"><text:s text:c="1"/>22<text:s text:c="2"/><text:span text:style-name="style2">//<text:s text:c="2"/>int Base,W,H;<text:s text:c="12"/>// индекс ТrueТype-OpenGL, ширина и высота символа</text:span></text:h>
      <text:h text:style-name="Default"><text:s text:c="1"/>23<text:s text:c="2"/><text:span text:style-name="style2">//};<text:s text:c="25"/>// ссылка на новый шрифт или базовый шрифт Window</text:span></text:h>
      <text:h text:style-name="Default"><text:s text:c="1"/>24<text:s text:c="2"/><text:s text:c="29"/><text:span text:style-name="style2">//</text:span></text:h>
      <text:h text:style-name="Default"><text:s text:c="1"/>25<text:s text:c="2"/><text:span text:style-name="style5">class </text:span><text:span text:style-name="style11">Place<text:s text:c="18"/></text:span><text:span text:style-name="style2">// структура графической площадки/текстового листа</text:span></text:h>
      <text:h text:style-name="Default"><text:s text:c="1"/>26<text:s text:c="2"/><text:span text:style-name="style10">{ </text:span><text:span text:style-name="style11">Place </text:span><text:span text:style-name="style10">*</text:span><text:span text:style-name="style11">Up</text:span><text:span text:style-name="style10">;<text:s text:c="17"/></text:span><text:span text:style-name="style2">// адрес в последовательном списке наложений</text:span></text:h>
      <text:h text:style-name="Default"><text:s text:c="1"/>27<text:s text:c="2"/><text:s text:c="2"/><text:span text:style-name="style11">Window </text:span><text:span text:style-name="style10">*</text:span><text:span text:style-name="style11">Site</text:span><text:span text:style-name="style10">;<text:s text:c="14"/></text:span><text:span text:style-name="style2">// ссылка на родительский контекст устройства</text:span></text:h>
      <text:h text:style-name="Default"><text:s text:c="1"/>28<text:s text:c="2"/><text:s text:c="2"/><text:span text:style-name="style5">byte </text:span><text:span text:style-name="style11">Signs</text:span><text:span text:style-name="style10">;<text:s text:c="16"/></text:span><text:span text:style-name="style2">// признаки управления страницей: Place_Signs\+Img</text:span></text:h>
      <text:h text:style-name="Default"><text:s text:c="1"/>29<text:s text:c="2"/><text:s text:c="2"/><text:span text:style-name="style5">int </text:span><text:span text:style-name="style11">MouseState</text:span><text:span text:style-name="style10">,</text:span><text:span text:style-name="style11">xo</text:span><text:span text:style-name="style10">,</text:span><text:span text:style-name="style11">yo</text:span><text:span text:style-name="style10">,<text:s text:c="6"/></text:span><text:span text:style-name="style2">// внутренний статус и отсчётное местоположение</text:span></text:h>
      <text:h text:style-name="Default"><text:s text:c="1"/>30<text:s text:c="2"/><text:s text:c="6"/><text:span text:style-name="style11">pX</text:span><text:span text:style-name="style10">,</text:span><text:span text:style-name="style11">pY</text:span><text:span text:style-name="style10">,<text:s text:c="17"/></text:span><text:span text:style-name="style2">// местоположение относительно родительского окна</text:span></text:h>
      <text:h text:style-name="Default"><text:s text:c="1"/>31<text:s text:c="2"/><text:s text:c="6"/><text:span text:style-name="style11">chX</text:span><text:span text:style-name="style10">,</text:span><text:span text:style-name="style11">chY</text:span><text:span text:style-name="style10">,<text:s text:c="15"/></text:span><text:span text:style-name="style2">// позиция символа печати по экрану, как по листу</text:span></text:h>
      <text:h text:style-name="Default"><text:s text:c="1"/>32<text:s text:c="2"/><text:s text:c="6"/><text:span text:style-name="style11">cbX</text:span><text:span text:style-name="style10">;<text:s text:c="19"/></text:span><text:span text:style-name="style2">// начальный отступ от границ листа +слева/-справа</text:span></text:h>
      <text:h text:style-name="Default"><text:s text:c="1"/>33<text:s text:c="2"/><text:s text:c="2"/><text:span text:style-name="style5">unsigned </text:span><text:span text:style-name="style10">*</text:span><text:span text:style-name="style11">Img</text:span><text:span text:style-name="style10">;<text:s text:c="13"/></text:span><text:span text:style-name="style2">// временное хранилище для растрового отображения</text:span></text:h>
      <text:h text:style-name="Default"><text:s text:c="1"/>34<text:s text:c="2"/><text:span text:style-name="style5">protected</text:span><text:span text:style-name="style10">:<text:s text:c="19"/></text:span><text:span text:style-name="style2">// информация доступная из базового класса Window</text:span></text:h>
      <text:h text:style-name="Default"><text:s text:c="1"/>35<text:s text:c="2"/><text:s text:c="2"/><text:span text:style-name="style5">struct </text:span><text:span text:style-name="style11">Font<text:s text:c="16"/></text:span><text:span text:style-name="style2">// присоединенный шрифт, ссылка на базовый Window</text:span></text:h>
      <text:h text:style-name="Default"><text:s text:c="1"/>36<text:s text:c="2"/><text:s text:c="2"/><text:span text:style-name="style10">{ </text:span><text:span text:style-name="style5">byte </text:span><text:span text:style-name="style10">*</text:span><text:span text:style-name="style11">Bit</text:span><text:span text:style-name="style10">;<text:s text:c="15"/></text:span><text:span text:style-name="style2">// назначение растрового шрифта из эпохи DispCCCP</text:span></text:h>
      <text:h text:style-name="Default"><text:s text:c="1"/>37<text:s text:c="2"/><text:s text:c="4"/><text:span text:style-name="style11">HFONT hF</text:span><text:span text:style-name="style10">;<text:s text:c="16"/></text:span><text:span text:style-name="style2">// шрифт сохраняется для внутрисистемной метрики</text:span></text:h>
      <text:h text:style-name="Default"><text:s text:c="1"/>38<text:s text:c="2"/><text:s text:c="4"/><text:span text:style-name="style5">int </text:span><text:span text:style-name="style11">Base</text:span><text:span text:style-name="style10">,</text:span><text:span text:style-name="style11">W</text:span><text:span text:style-name="style10">,</text:span><text:span text:style-name="style11">H</text:span><text:span text:style-name="style10">;<text:s text:c="12"/></text:span><text:span text:style-name="style2">// индекс ТrueТype-OpenGL, ширина и высота символа</text:span></text:h>
      <text:h text:style-name="Default"><text:s text:c="1"/>39<text:s text:c="2"/><text:s text:c="2"/><text:span text:style-name="style10">} *</text:span><text:span text:style-name="style11">Fnt</text:span><text:span text:style-name="style10">;<text:s text:c="20"/></text:span><text:span text:style-name="style2">// ссылка на новый шрифт или базовый шрифт Window</text:span></text:h>
      <text:h text:style-name="Default"><text:s text:c="1"/>40<text:s text:c="2"/><text:span text:style-name="style5">public</text:span><text:span text:style-name="style10">:<text:s text:c="22"/></text:span><text:span text:style-name="style2">// открытая информация и прочие внешние процедуры</text:span></text:h>
      <text:h text:style-name="Default"><text:s text:c="1"/>41<text:s text:c="2"/><text:s text:c="2"/><text:span text:style-name="style5">int </text:span><text:span text:style-name="style11">Width</text:span><text:span text:style-name="style10">,</text:span><text:span text:style-name="style11">Height</text:span><text:span text:style-name="style10">;<text:s text:c="10"/></text:span><text:span text:style-name="style2">// размерения фрагмента / графической площадки</text:span></text:h>
      <text:h text:style-name="Default"><text:s text:c="1"/>42<text:s text:c="2"/><text:s text:c="2"/><text:span text:style-name="style5">friend class </text:span><text:span text:style-name="style11">Window</text:span><text:span text:style-name="style10">;<text:s text:c="7"/></text:span><text:span text:style-name="style2">// взаимный доступ к элементам связных объектов</text:span></text:h>
      <text:h text:style-name="Default"><text:s text:c="1"/>43<text:s text:c="2"/><text:s text:c="2"/><text:span text:style-name="style2">//</text:span></text:h>
      <text:h text:style-name="Default"><text:s text:c="1"/>44<text:s text:c="2"/><text:s text:c="2"/><text:span text:style-name="style15">//!<text:s text:c="4"/>Конструктор Place изначально привязывается к производному окну Window</text:span></text:h>
      <text:h text:style-name="Default"><text:s text:c="1"/>45<text:s text:c="2"/><text:s text:c="2"/><text:span text:style-name="style2">//<text:s text:c="7"/>что позволяет пользоваться его контекстом для внутренних настроек</text:span></text:h>
      <text:h text:style-name="Default"><text:s text:c="1"/>46<text:s text:c="2"/><text:s text:c="2"/><text:span text:style-name="style2">//</text:span></text:h>
      <text:h text:style-name="Default"><text:s text:c="1"/>47<text:s text:c="2"/><text:s text:c="1"/><text:span text:style-name="style5">explicit </text:span><text:span text:style-name="style11">Place</text:span><text:span text:style-name="style10">( </text:span><text:span text:style-name="style11">Window</text:span><text:span text:style-name="style10">*,</text:span><text:span text:style-name="style5">byte</text:span><text:span text:style-name="style10">=</text:span><text:span text:style-name="style11">PlaceAbove </text:span><text:span text:style-name="style10">);<text:s text:c="3"/></text:span><text:span text:style-name="style2">// ~~ | PlaceOrtho - тип площадки</text:span></text:h>
      <text:h text:style-name="Default"><text:s text:c="1"/>48<text:s text:c="2"/><text:s text:c="9"/><text:span text:style-name="style10">~</text:span><text:span text:style-name="style11">Place</text:span><text:span text:style-name="style10">();<text:s text:c="11"/></text:span><text:span text:style-name="style2">// деструктор с очисткой всех переменных и шрифтов</text:span></text:h>
      <text:h text:style-name="Default"><text:s text:c="1"/>49<text:s text:c="2"/><text:s text:c="2"/><text:span text:style-name="style11">Window</text:span><text:span text:style-name="style10">* </text:span><text:span text:style-name="style11">Ready</text:span><text:span text:style-name="style10">();<text:s text:c="11"/></text:span><text:span text:style-name="style2">// контроль связности и активности окна Window</text:span></text:h>
      <text:h text:style-name="Default"><text:s text:c="1"/>50<text:s text:c="2"/><text:s text:c="2"/><text:span text:style-name="style2">//</text:span></text:h>
      <text:h text:style-name="Default"><text:s text:c="1"/>51<text:s text:c="2"/><text:s text:c="2"/><text:span text:style-name="style15">//! определения и процедуры управления наложенными фрагментами экрана</text:span></text:h>
      <text:h text:style-name="Default"><text:s text:c="1"/>52<text:s text:c="2"/><text:s text:c="2"/><text:span text:style-name="style2">//<text:s text:c="2"/>реализуется создание, позиционирование, активизация и очистка фрагментов</text:span></text:h>
      <text:h text:style-name="Default"><text:s text:c="1"/>53<text:s text:c="2"/><text:s text:c="2"/><text:span text:style-name="style2">//<text:s text:c="2"/>каждая площадка привязывается к окну Window, в том числе временно</text:span></text:h>
      <text:h text:style-name="Default"><text:s text:c="1"/>54<text:s text:c="2"/><text:s text:c="2"/><text:span text:style-name="style2">//</text:span></text:h>
      <text:h text:style-name="Default"><text:s text:c="1"/>55<text:s text:c="2"/><text:s text:c="2"/><text:span text:style-name="style11">Place</text:span><text:span text:style-name="style10">&amp; </text:span><text:span text:style-name="style11">Activate</text:span><text:span text:style-name="style10">( </text:span><text:span text:style-name="style5">bool</text:span><text:span text:style-name="style10">=</text:span><text:span text:style-name="style5">false </text:span><text:span text:style-name="style10">); </text:span><text:span text:style-name="style2">// активизация графического контекста площадки</text:span></text:h>
      <text:h text:style-name="Default"><text:s text:c="1"/>56<text:s text:c="2"/><text:s text:c="2"/><text:span text:style-name="style11">Place</text:span><text:span text:style-name="style10">&amp; </text:span><text:span text:style-name="style11">Area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;<text:s text:c="2"/></text:span><text:span text:style-name="style2">// определение и проявление площадки</text:span></text:h>
      <text:h text:style-name="Default"><text:s text:c="1"/>57<text:s text:c="2"/><text:s text:c="2"/><text:span text:style-name="style2">//<text:s text:c="3"/>если X,Y &gt; 0 - отсчеты от левого верхнего угла, &lt;=0 - от правого нижнего</text:span></text:h>
      <text:h text:style-name="Default"><text:s text:c="1"/>58<text:s text:c="2"/><text:s text:c="2"/><text:span text:style-name="style2">//<text:s text:c="3"/>если Width,Height &gt; 0 - отсчеты в символах, если 0 - до границы окна,</text:span></text:h>
      <text:h text:style-name="Default"><text:s text:c="1"/>59<text:s text:c="2"/><text:s text:c="2"/><text:span text:style-name="style2">//<text:s text:c="16"/>если &lt; 0 - в пикселях и нормальных отсчетах Y - снизу вверх</text:span></text:h>
      <text:h text:style-name="Default"><text:s text:c="1"/>60<text:s text:c="2"/><text:s text:c="1"/><text:span text:style-name="style5">virtual bool </text:span><text:span text:style-name="style11">Draw</text:span><text:span text:style-name="style10">();<text:s text:c="4"/></text:span><text:span text:style-name="style2">// подготовка среды, вызов внешней процедуры рисования</text:span></text:h>
      <text:h text:style-name="Default"><text:s text:c="1"/>61<text:s text:c="2"/><text:s text:c="2"/><text:span text:style-name="style11">Place</text:span><text:span text:style-name="style10">&amp; </text:span><text:span text:style-name="style11">Draw</text:span><text:span text:style-name="style10">( </text:span><text:span text:style-name="style5">bool</text:span><text:span text:style-name="style10">( *</text:span><text:span text:style-name="style11">inDraw </text:span><text:span text:style-name="style10">)() ){ </text:span><text:span text:style-name="style11">extDraw</text:span><text:span text:style-name="style10">=</text:span><text:span text:style-name="style11">inDraw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><text:s text:c="1"/>62<text:s text:c="2"/><text:s text:c="2"/><text:span text:style-name="style11">Place</text:span><text:span text:style-name="style10">&amp; </text:span><text:span text:style-name="style11">Clear</text:span><text:span text:style-name="style10">( </text:span><text:span text:style-name="style5">bool</text:span><text:span text:style-name="style10">=</text:span><text:span text:style-name="style5">true </text:span><text:span text:style-name="style10">); </text:span><text:span text:style-name="style2">// расчистка фоновым/true или текущим/false цветом</text:span></text:h>
      <text:h text:style-name="Default"><text:s text:c="1"/>63<text:s text:c="2"/><text:s text:c="2"/><text:span text:style-name="style11">Place</text:span><text:span text:style-name="style10">&amp; </text:span><text:span text:style-name="style11">Show</text:span><text:span text:style-name="style10">();<text:s text:c="4"/></text:span><text:span text:style-name="style2">// всего лишь проявление на экране фрагмента буфера экрана</text:span></text:h>
      <text:h text:style-name="Default"><text:s text:c="1"/>64<text:s text:c="2"/><text:s text:c="2"/><text:span text:style-name="style11">Place</text:span><text:span text:style-name="style10">&amp; </text:span><text:span text:style-name="style11">Save</text:span><text:span text:style-name="style10">();<text:s text:c="4"/></text:span><text:span text:style-name="style2">// сохранение изображения в собственной памяти площадки Img</text:span></text:h>
      <text:h text:style-name="Default"><text:s text:c="1"/>65<text:s text:c="2"/><text:s text:c="2"/><text:span text:style-name="style11">Place</text:span><text:span text:style-name="style10">&amp; </text:span><text:span text:style-name="style11">Rest</text:span><text:span text:style-name="style10">();<text:s text:c="4"/></text:span><text:span text:style-name="style2">// прямое восстановление фрагмента Img на экране и в буфере</text:span></text:h>
      <text:h text:style-name="Default"><text:s text:c="1"/>66<text:s text:c="2"/><text:s text:c="2"/><text:span text:style-name="style11">Place</text:span><text:span text:style-name="style10">&amp; </text:span><text:span text:style-name="style11">Refresh</text:span><text:span text:style-name="style10">(); </text:span><text:span text:style-name="style2">// обновление изображения сразу всех площадок в окне</text:span></text:h>
      <text:h text:style-name="Default"><text:s text:c="1"/>67<text:s text:c="2"/><text:s text:c="2"/><text:span text:style-name="style2">//int<text:s text:c="2"/>Dive();<text:s text:c="7"/>-- погружение с временным сбросом наслоений (никому не?)</text:span></text:h>
      <text:h text:style-name="Default"><text:s text:c="1"/>68<text:s text:c="2"/><text:s text:c="2"/><text:span text:style-name="style2">//void Rise( int );<text:s text:c="2"/>-- возврат вверх на указанное число площадок</text:span></text:h>
      <text:h text:style-name="Default"><text:s text:c="1"/>69<text:s text:c="2"/><text:s text:c="2"/><text:span text:style-name="style2">//void Free() = деструктор - принудительное освобождение страницы от окна</text:span></text:h>
      <text:h text:style-name="Default"><text:s text:c="1"/>70<text:s text:c="2"/><text:s text:c="2"/><text:span text:style-name="style2">//</text:span></text:h>
      <text:h text:style-name="Default"><text:s text:c="1"/>71<text:s text:c="2"/><text:s text:c="2"/><text:span text:style-name="style2">// в случае с мышкой возможны виртуальные процедуры производного класса, если</text:span></text:h>
      <text:h text:style-name="Default"><text:s text:c="1"/>72<text:s text:c="2"/><text:s text:c="2"/><text:span text:style-name="style2">// ж таких нет, или в них нет переопределений, то исполняются базовые функции</text:span></text:h>
      <text:h text:style-name="Default"><text:s text:c="1"/>73<text:s text:c="2"/><text:s text:c="2"/><text:span text:style-name="style2">// - в случае свободной транзакции мышка сообщает о необходимости перерисовки</text:span></text:h>
      <text:h text:style-name="Default"><text:s text:c="1"/>74<text:s text:c="2"/><text:s text:c="1"/><text:span text:style-name="style5">virtual bool </text:span><text:span text:style-name="style11">Mouse</text:span><text:span text:style-name="style10">(<text:s text:c="7"/>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4"/></text:span><text:span text:style-name="style2">// такие транзакции отрисовываются</text:span></text:h>
      <text:h text:style-name="Default"><text:s text:c="1"/>75<text:s text:c="2"/><text:s text:c="1"/><text:span text:style-name="style5">virtual bool </text:span><text:span text:style-name="style11">Mouse</text:span><text:span text:style-name="style10">( </text:span><text:span text:style-name="style5">int </text:span><text:span text:style-name="style11">s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4"/></text:span><text:span text:style-name="style2">// на площадке или в исходном окне</text:span></text:h>
      <text:h text:style-name="Default"><text:s text:c="1"/>76<text:s text:c="2"/><text:s text:c="2"/><text:span text:style-name="style11">Place</text:span><text:span text:style-name="style10">&amp; </text:span><text:span text:style-name="style11">Mouse</text:span><text:span text:style-name="style10">( </text:span><text:span text:style-name="style5">bool</text:span><text:span text:style-name="style10">(*</text:span><text:span text:style-name="style11">inPass</text:span><text:span text:style-name="style10">)(<text:s text:c="5"/></text:span><text:span text:style-name="style5">int</text:span><text:span text:style-name="style10">,</text:span><text:span text:style-name="style5">int </text:span><text:span text:style-name="style10">) ){ </text:span><text:span text:style-name="style11">extPass</text:span><text:span text:style-name="style10">=</text:span><text:span text:style-name="style11">inPass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><text:s text:c="1"/>77<text:s text:c="2"/><text:s text:c="2"/><text:span text:style-name="style11">Place</text:span><text:span text:style-name="style10">&amp; </text:span><text:span text:style-name="style11">Mouse</text:span><text:span text:style-name="style10">( </text:span><text:span text:style-name="style5">bool</text:span><text:span text:style-name="style10">(*</text:span><text:span text:style-name="style11">inPush</text:span><text:span text:style-name="style10">)( </text:span><text:span text:style-name="style5">int</text:span><text:span text:style-name="style10">,</text:span><text:span text:style-name="style5">int</text:span><text:span text:style-name="style10">,</text:span><text:span text:style-name="style5">int </text:span><text:span text:style-name="style10">) ){ </text:span><text:span text:style-name="style11">extPush</text:span><text:span text:style-name="style10">=</text:span><text:span text:style-name="style11">inPush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><text:s text:c="1"/>78<text:s text:c="2"/><text:span text:style-name="style5">protected</text:span><text:span text:style-name="style10">:</text:span></text:h>
      <text:h text:style-name="Default"><text:s text:c="1"/>79<text:s text:c="2"/><text:s text:c="2"/><text:span text:style-name="style5">bool</text:span><text:span text:style-name="style10">( *</text:span><text:span text:style-name="style11">extPass </text:span><text:span text:style-name="style10">)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9"/></text:span><text:span text:style-name="style2">// Две внешние независимые процедуры</text:span></text:h>
      <text:h text:style-name="Default"><text:s text:c="1"/>80<text:s text:c="2"/><text:s text:c="2"/><text:span text:style-name="style5">bool</text:span><text:span text:style-name="style10">( *</text:span><text:span text:style-name="style11">extPush </text:span><text:span text:style-name="style10">)( </text:span><text:span text:style-name="style5">int </text:span><text:span text:style-name="style11">State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3"/></text:span><text:span text:style-name="style2">// обработки прерываний от мышки</text:span></text:h>
      <text:h text:style-name="Default"><text:s text:c="1"/>81<text:s text:c="2"/><text:span text:style-name="style5">private</text:span><text:span text:style-name="style10">:</text:span></text:h>
      <text:h text:style-name="Default"><text:s text:c="1"/>82<text:s text:c="2"/><text:s text:c="2"/><text:span text:style-name="style5">bool</text:span><text:span text:style-name="style10">( *</text:span><text:span text:style-name="style11">extDraw </text:span><text:span text:style-name="style10">)();<text:s text:c="2"/></text:span><text:span text:style-name="style2">// Рисование по стандартному полю графического контекста</text:span></text:h>
      <text:h text:style-name="Default"><text:s text:c="1"/>83<text:s text:c="2"/><text:s text:c="2"/><text:span text:style-name="style5">bool volatile </text:span><text:span text:style-name="style11">isDraw</text:span><text:span text:style-name="style10">, </text:span><text:span text:style-name="style2">// новая прорисовка сбрасывается по незавершении старой</text:span></text:h>
      <text:h text:style-name="Default"><text:s text:c="1"/>84<text:s text:c="2"/><text:s text:c="16"/><text:span text:style-name="style11">isMouse</text:span><text:span text:style-name="style10">;</text:span></text:h>
      <text:h text:style-name="Default"><text:s text:c="1"/>85<text:s text:c="2"/><text:span text:style-name="style2">//</text:span></text:h>
      <text:h text:style-name="Default"><text:s text:c="1"/>86<text:s text:c="2"/><text:span text:style-name="style15">//! шрифт привязан к конкретной графической площадке - текстовой странице Place</text:span></text:h>
      <text:h text:style-name="Default"><text:s text:c="1"/>87<text:s text:c="2"/><text:span text:style-name="style2">//</text:span></text:h>
      <text:h text:style-name="Default"><text:s text:c="1"/>88<text:s text:c="2"/><text:s text:c="2"/><text:span text:style-name="style11">Place</text:span><text:span text:style-name="style10">&amp; </text:span><text:span text:style-name="style11">String</text:span><text:span text:style-name="style10">( </text:span><text:span text:style-name="style5">const char</text:span><text:span text:style-name="style10">* );<text:s text:c="6"/></text:span><text:span text:style-name="style2">// чисто неформатная строчка не изменяется</text:span></text:h>
      <text:h text:style-name="Default"><text:s text:c="1"/>89<text:s text:c="2"/><text:s text:c="2"/><text:span text:style-name="style11">Place</text:span><text:span text:style-name="style10">&amp; </text:span><text:span text:style-name="style11">String</text:span><text:span text:style-name="style10">( </text:span><text:span text:style-name="style11">Course</text:span><text:span text:style-name="style10">,</text:span><text:span text:style-name="style5">const Real</text:span><text:span text:style-name="style10">*,</text:span><text:span text:style-name="style5">const char</text:span><text:span text:style-name="style10">* ); </text:span><text:span text:style-name="style2">//+ горизонтальные надписи</text:span></text:h>
      <text:h text:style-name="Default"><text:s text:c="1"/>90<text:s text:c="2"/><text:span text:style-name="style5">public</text:span><text:span text:style-name="style10">:<text:s text:c="37"/></text:span><text:span text:style-name="style2">// выбор текстового прямоугольника</text:span></text:h>
      <text:h text:style-name="Default"><text:s text:c="1"/>91<text:s text:c="2"/><text:s text:c="2"/><text:span text:style-name="style11">SIZE AlfaRect</text:span><text:span text:style-name="style10">( </text:span><text:span text:style-name="style5">const char</text:span><text:span text:style-name="style10">*,</text:span><text:span text:style-name="style5">bool</text:span><text:span text:style-name="style10">=</text:span><text:span text:style-name="style5">false </text:span><text:span text:style-name="style10">); </text:span><text:span text:style-name="style2">// c кодировками true ? ANSI:UTF-8</text:span></text:h>
      <text:h text:style-name="Default"><text:s text:c="1"/>92<text:s text:c="2"/><text:s text:c="2"/><text:span text:style-name="style11">Place</text:span><text:span text:style-name="style10">&amp; </text:span><text:span text:style-name="style11">AlfaBit</text:span><text:span text:style-name="style10">( </text:span><text:span text:style-name="style5">byte </text:span><text:span text:style-name="style10">*</text:span><text:span text:style-name="style11">CCCP</text:span><text:span text:style-name="style10">=</text:span><text:span text:style-name="style11">NULL </text:span><text:span text:style-name="style10">);<text:s text:c="6"/></text:span><text:span text:style-name="style2">// OEM сходу исключён _8x08_8x14_8x16</text:span></text:h>
      <text:h text:style-name="Default"><text:s text:c="1"/>93<text:s text:c="2"/><text:s text:c="2"/><text:span text:style-name="style11">Place</text:span><text:span text:style-name="style10">&amp; </text:span><text:span text:style-name="style11">Alfabet</text:span><text:span text:style-name="style10">( </text:span><text:span text:style-name="style5">int</text:span><text:span text:style-name="style10">=</text:span><text:span text:style-name="style4">0</text:span><text:span text:style-name="style10">,</text:span><text:span text:style-name="style5">const char</text:span><text:span text:style-name="style10">* =</text:span><text:span text:style-name="style6">"Courier New"</text:span><text:span text:style-name="style10">,</text:span><text:span text:style-name="style5">int</text:span><text:span text:style-name="style10">=</text:span><text:span text:style-name="style11">FW_MEDIUM</text:span><text:span text:style-name="style10">,</text:span><text:span text:style-name="style5">bool</text:span><text:span text:style-name="style10">=</text:span><text:span text:style-name="style5">false </text:span><text:span text:style-name="style10">);</text:span></text:h>
      <text:h text:style-name="Default"><text:s text:c="1"/>94<text:s text:c="2"/><text:s text:c="2"/><text:span text:style-name="style11">Place</text:span><text:span text:style-name="style10">&amp; </text:span><text:span text:style-name="style11">Print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const char </text:span><text:span text:style-name="style10">*</text:span><text:span text:style-name="style11">f</text:span><text:span text:style-name="style10">, ... ); </text:span><text:span text:style-name="style2">// лист y/x&lt;=0 -снизу/справа</text:span></text:h>
      <text:h text:style-name="Default"><text:s text:c="1"/>95<text:s text:c="2"/><text:s text:c="2"/><text:span text:style-name="style11">Place</text:span><text:span text:style-name="style10">&amp; </text:span><text:span text:style-name="style11">Print</text:span><text:span text:style-name="style10">( </text:span><text:span text:style-name="style5">const char </text:span><text:span text:style-name="style10">*</text:span><text:span text:style-name="style11">f</text:span><text:span text:style-name="style10">, ... );<text:s text:c="14"/></text:span><text:span text:style-name="style2">// контекстная печать</text:span></text:h>
      <text:h text:style-name="Default"><text:s text:c="1"/>96<text:s text:c="2"/><text:s text:c="2"/><text:span text:style-name="style11">Place</text:span><text:span text:style-name="style10">&amp; </text:span><text:span text:style-name="style11">Text</text:span><text:span text:style-name="style10">( </text:span><text:span text:style-name="style11">Course Dir</text:span><text:span text:style-name="style10">, </text:span><text:span text:style-name="style11">_Real X</text:span><text:span text:style-name="style10">,</text:span><text:span text:style-name="style11">_Real Y</text:span><text:span text:style-name="style10">,</text:span><text:span text:style-name="style11">_Real Z</text:span><text:span text:style-name="style10">, </text:span><text:span text:style-name="style5">const char</text:span><text:span text:style-name="style10">* </text:span><text:span text:style-name="style11">_fmt</text:span><text:span text:style-name="style10">, ... );</text:span></text:h>
      <text:h text:style-name="Default"><text:s text:c="1"/>97<text:s text:c="2"/><text:s text:c="2"/><text:span text:style-name="style11">Place</text:span><text:span text:style-name="style10">&amp; </text:span><text:span text:style-name="style11">Text</text:span><text:span text:style-name="style10">( </text:span><text:span text:style-name="style11">Course Dir</text:span><text:span text:style-name="style10">, </text:span><text:span text:style-name="style5">const Real </text:span><text:span text:style-name="style10">*</text:span><text:span text:style-name="style11">P</text:span><text:span text:style-name="style10">, </text:span><text:span text:style-name="style5">const char</text:span><text:span text:style-name="style10">* </text:span><text:span text:style-name="style11">fmt</text:span><text:span text:style-name="style10">, ... );</text:span></text:h>
      <text:h text:style-name="Default"><text:s text:c="1"/>98<text:s text:c="2"/><text:span text:style-name="style10">};</text:span></text:h>
      <text:h text:style-name="Default"><text:s text:c="1"/>99<text:s text:c="2"/><text:span text:style-name="style9">#include &lt;GL/gl.h&gt;<text:s text:c="3"/></text:span><text:span text:style-name="style2">// контекстная графическая среда OpenGL</text:span></text:h>
      <text:h text:style-name="Default">100<text:s text:c="2"/><text:span text:style-name="style15">///</text:span></text:h>
      <text:h text:style-name="Default">101<text:s text:c="2"/><text:span text:style-name="style15">///<text:s text:c="3"/>Главный объект и процедуры графического окна OpenGL в MicroSoft-Windows</text:span></text:h>
      <text:h text:style-name="Default">102<text:s text:c="2"/><text:span text:style-name="style2">//</text:span></text:h>
      <text:h text:style-name="Default">103<text:s text:c="2"/><text:span text:style-name="style5">class </text:span><text:span text:style-name="style11">Window</text:span><text:span text:style-name="style10">: </text:span><text:span text:style-name="style5">public </text:span><text:span text:style-name="style11">Place<text:s text:c="8"/></text:span><text:span text:style-name="style2">// стандарт/ное окно Windows для OpenGL</text:span></text:h>
      <text:h text:style-name="Default">104<text:s text:c="2"/><text:span text:style-name="style10">{ </text:span><text:span text:style-name="style5">friend class </text:span><text:span text:style-name="style11">Place</text:span><text:span text:style-name="style10">;<text:s text:c="13"/></text:span><text:span text:style-name="style2">// доступ для базовой графической площадки</text:span></text:h>
      <text:h text:style-name="Default">105<text:s text:c="2"/><text:s text:c="2"/><text:span text:style-name="style5">const char</text:span><text:span text:style-name="style10">* </text:span><text:span text:style-name="style11">Title</text:span><text:span text:style-name="style10">;<text:s text:c="14"/></text:span><text:span text:style-name="style2">// изначальный титульный заголовок окна</text:span></text:h>
      <text:h text:style-name="Default">106<text:s text:c="2"/><text:s text:c="2"/><text:span text:style-name="style2">//</text:span></text:h>
      <text:h text:style-name="Default">107<text:s text:c="2"/><text:s text:c="2"/><text:span text:style-name="style2">//<text:s text:c="2"/>Локальные данные для обслуживания главного/большого окна Windows</text:span></text:h>
      <text:h text:style-name="Default">108<text:s text:c="2"/><text:s text:c="2"/><text:span text:style-name="style15">//! ——————————————————————————— ~~ Site - признак вполне живого рабочего окна</text:span></text:h>
      <text:h text:style-name="Default">109<text:s text:c="2"/><text:s text:c="2"/><text:span text:style-name="style5">int </text:span><text:span text:style-name="style11">WindowX</text:span><text:span text:style-name="style10">,</text:span><text:span text:style-name="style11">WindowY</text:span><text:span text:style-name="style10">;<text:s text:c="12"/></text:span><text:span text:style-name="style2">// выделенное местоположение активного окна</text:span></text:h>
      <text:h text:style-name="Default">110<text:s text:c="2"/><text:span text:style-name="style5">public</text:span><text:span text:style-name="style10">:</text:span></text:h>
      <text:h text:style-name="Default">111<text:s text:c="2"/><text:s text:c="2"/><text:span text:style-name="style5">int </text:span><text:span text:style-name="style11">ScreenWidth</text:span><text:span text:style-name="style10">,</text:span><text:span text:style-name="style11">ScreenHeight</text:span><text:span text:style-name="style10">;<text:s text:c="3"/></text:span><text:span text:style-name="style2">// размеры графического экрана компьютера</text:span></text:h>
      <text:h text:style-name="Default">112<text:s text:c="2"/><text:s text:c="2"/><text:span text:style-name="style2">//</text:span></text:h>
      <text:h text:style-name="Default">113<text:s text:c="2"/><text:s text:c="2"/><text:span text:style-name="style2">//<text:s text:c="4"/>X,Y {&gt;0 левый/верхний}~{0,0=&gt;2/3 остатка,1/4 высоты}~{&lt;0 правый/нижний}</text:span></text:h>
      <text:h text:style-name="Default">114<text:s text:c="2"/><text:s text:c="2"/><text:span text:style-name="style2">//<text:s text:c="8"/>Width,Height &gt;0 -&gt; ширина/высота {0,0 =&gt; 800,600}</text:span></text:h>
      <text:h text:style-name="Default">115<text:s text:c="2"/><text:s text:c="2"/><text:span text:style-name="style2">//<text:s text:c="14"/>исходный шрифт в конструкторе: Courier-18</text:span></text:h>
      <text:h text:style-name="Default">116<text:s text:c="2"/><text:s text:c="2"/><text:span text:style-name="style11">Window </text:span><text:span text:style-name="style10">*</text:span><text:span text:style-name="style11">Next</text:span><text:span text:style-name="style10">;<text:s text:c="7"/></text:span><text:span text:style-name="style2">// следующее окно в простом списке от начала</text:span></text:h>
      <text:h text:style-name="Default">117<text:s text:c="2"/><text:s text:c="7"/><text:span text:style-name="style11">HDC<text:s text:c="3"/>hDC</text:span><text:span text:style-name="style10">;<text:s text:c="5"/></text:span><text:span text:style-name="style2">//<text:s text:c="3"/>++<text:s text:c="2"/>PIXELFORMATDESCRIPTOR pfd;</text:span></text:h>
      <text:h text:style-name="Default">118<text:s text:c="2"/><text:s text:c="7"/><text:span text:style-name="style11">HWND<text:s text:c="2"/>hWnd</text:span><text:span text:style-name="style10">;<text:s text:c="4"/></text:span><text:span text:style-name="style2">//<text:s text:c="3"/>++<text:s text:c="2"/>WNDCLASS wc;</text:span></text:h>
      <text:h text:style-name="Default">119<text:s text:c="2"/><text:s text:c="7"/><text:span text:style-name="style11">HGLRC hRC</text:span><text:span text:style-name="style10">;<text:s text:c="5"/></text:span><text:span text:style-name="style2">//<text:s text:c="3"/>++<text:s text:c="2"/>ATOM atom;</text:span></text:h>
      <text:h text:style-name="Default">120<text:s text:c="2"/><text:s text:c="7"/><text:span text:style-name="style11">DWORD mSec</text:span><text:span text:style-name="style10">;<text:s text:c="4"/></text:span><text:span text:style-name="style2">// интервал прерываний активированного таймера [мил.сек]</text:span></text:h>
      <text:h text:style-name="Default">121<text:s text:c="2"/><text:s text:c="2"/><text:span text:style-name="style5">bool </text:span><text:span text:style-name="style11">InterruptProcedure</text:span><text:span text:style-name="style10">( </text:span><text:span text:style-name="style11">UINT message</text:span><text:span text:style-name="style10">,</text:span><text:span text:style-name="style11">WPARAM wParam</text:span><text:span text:style-name="style10">,</text:span><text:span text:style-name="style11">LPARAM lParam </text:span><text:span text:style-name="style10">);</text:span></text:h>
      <text:h text:style-name="Default">122<text:s text:c="2"/><text:s text:c="1"/><text:span text:style-name="style5">explicit </text:span><text:span text:style-name="style11">Window</text:span><text:span text:style-name="style10">( </text:span><text:span text:style-name="style5">const char</text:span><text:span text:style-name="style10">* </text:span><text:span text:style-name="style11">Title</text:span><text:span text:style-name="style10">=</text:span><text:span text:style-name="style11">NULL</text:span><text:span text:style-name="style10">, </text:span><text:span text:style-name="style5">int </text:span><text:span text:style-name="style11">X</text:span><text:span text:style-name="style10">=</text:span><text:span text:style-name="style4">0</text:span><text:span text:style-name="style10">,</text:span><text:span text:style-name="style5">int </text:span><text:span text:style-name="style11">Y</text:span><text:span text:style-name="style10">=</text:span><text:span text:style-name="style4">0</text:span><text:span text:style-name="style10">, </text:span><text:span text:style-name="style5">int </text:span><text:span text:style-name="style11">W</text:span><text:span text:style-name="style10">=</text:span><text:span text:style-name="style4">0</text:span><text:span text:style-name="style10">,</text:span><text:span text:style-name="style5">int </text:span><text:span text:style-name="style11">H</text:span><text:span text:style-name="style10">=</text:span><text:span text:style-name="style4">0 </text:span><text:span text:style-name="style10">);</text:span></text:h>
      <text:h text:style-name="Default">123<text:s text:c="2"/><text:s text:c="1"/><text:span text:style-name="style5">virtual </text:span><text:span text:style-name="style10">~</text:span><text:span text:style-name="style11">Window</text:span><text:span text:style-name="style10">();<text:s text:c="3"/></text:span><text:span text:style-name="style2">// деструктор срабатывает в эпилогах производных структур</text:span></text:h>
      <text:h text:style-name="Default">124<text:s text:c="2"/><text:s text:c="2"/><text:span text:style-name="style5">void </text:span><text:span text:style-name="style11">Close</text:span><text:span text:style-name="style10">();<text:s text:c="7"/></text:span><text:span text:style-name="style2">// иначе: вариант завершения только для базовой структуры</text:span></text:h>
      <text:h text:style-name="Default">125<text:s text:c="2"/><text:s text:c="2"/><text:span text:style-name="style2">//<text:s text:c="8"/>-- позиционирование +левого/-правого +верхнего/-нижнего угла Window</text:span></text:h>
      <text:h text:style-name="Default">126<text:s text:c="2"/><text:s text:c="2"/><text:span text:style-name="style11">Window</text:span><text:span text:style-name="style10">&amp; </text:span><text:span text:style-name="style11">Locat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idth</text:span><text:span text:style-name="style10">,</text:span><text:span text:style-name="style5">int </text:span><text:span text:style-name="style11">Height </text:span><text:span text:style-name="style10">); </text:span><text:span text:style-name="style2">// с изменением размеров</text:span></text:h>
      <text:h text:style-name="Default">127<text:s text:c="2"/><text:s text:c="2"/><text:span text:style-name="style11">Window</text:span><text:span text:style-name="style10">&amp; </text:span><text:span text:style-name="style11">Refresh</text:span><text:span text:style-name="style10">();<text:s text:c="6"/></text:span><text:span text:style-name="style2">// и разборка наложенных площадок c выводом на экран</text:span></text:h>
      <text:h text:style-name="Default">128<text:s text:c="2"/><text:s text:c="2"/><text:span text:style-name="style11">Window</text:span><text:span text:style-name="style10">&amp; </text:span><text:span text:style-name="style11">Above</text:span><text:span text:style-name="style10">();<text:s text:c="8"/></text:span><text:span text:style-name="style2">// вынесение Window на передний план экрана в Windows</text:span></text:h>
      <text:h text:style-name="Default">129<text:s text:c="2"/><text:s text:c="2"/><text:span text:style-name="style2">//</text:span></text:h>
      <text:h text:style-name="Default">130<text:s text:c="2"/><text:s text:c="2"/><text:span text:style-name="style2">// обращение к клавиатуре через активное и контекстно настроенное окно Window</text:span></text:h>
      <text:h text:style-name="Default">131<text:s text:c="2"/><text:s text:c="2"/><text:span text:style-name="style2">//<text:s text:c="6"/>1/2<text:s text:c="2"/>+<text:s text:c="2"/>3 - Left/Right.Shift<text:s text:c="3"/>64 - ScrollLock<text:s text:c="2"/>?? - CapsLock</text:span></text:h>
      <text:h text:style-name="Default">132<text:s text:c="2"/><text:s text:c="2"/><text:span text:style-name="style2">//<text:s text:c="6"/>4/8<text:s text:c="2"/>+ 12 - Left/Right.Ctrl<text:s text:c="3"/>128 - Insert<text:s text:c="6"/>?? -<text:s text:c="2"/>NumLock</text:span></text:h>
      <text:h text:style-name="Default">133<text:s text:c="2"/><text:s text:c="2"/><text:span text:style-name="style2">//<text:s text:c="5"/>16/32 + 48 - Left/Right.Alt</text:span></text:h>
      <text:h text:style-name="Default">134<text:s text:c="2"/><text:s text:c="2"/><text:span text:style-name="style2">//<text:s text:c="27"/>минимальный набор клавиатурных запросов-операций</text:span></text:h>
      <text:h text:style-name="Default">135<text:s text:c="2"/><text:s text:c="1"/><text:span text:style-name="style5">virtual bool </text:span><text:span text:style-name="style11">KeyBoard</text:span><text:span text:style-name="style10">( </text:span><text:span text:style-name="style5">byte </text:span><text:span text:style-name="style11">key </text:span><text:span text:style-name="style10">);</text:span></text:h>
      <text:h text:style-name="Default">136<text:s text:c="2"/><text:s text:c="2"/><text:span text:style-name="style11">Window</text:span><text:span text:style-name="style10">&amp; </text:span><text:span text:style-name="style11">KeyBoard</text:span><text:span text:style-name="style10">( </text:span><text:span text:style-name="style5">bool</text:span><text:span text:style-name="style10">( *</text:span><text:span text:style-name="style11">inKey </text:span><text:span text:style-name="style10">)( </text:span><text:span text:style-name="style5">byte </text:span><text:span text:style-name="style10">) ){ </text:span><text:span text:style-name="style11">extKey</text:span><text:span text:style-name="style10">=</text:span><text:span text:style-name="style11">inKey</text:span><text:span text:style-name="style10">; </text:span><text:span text:style-name="style5">return </text:span><text:span text:style-name="style10">*</text:span><text:span text:style-name="style5">this</text:span><text:span text:style-name="style10">; }</text:span></text:h>
      <text:h text:style-name="Default">137<text:s text:c="2"/><text:s text:c="2"/><text:span text:style-name="style5">byte </text:span><text:span text:style-name="style11">GetKey</text:span><text:span text:style-name="style10">(),</text:span><text:span text:style-name="style11">ScanKey</text:span><text:span text:style-name="style10">();<text:s text:c="2"/></text:span><text:span text:style-name="style2">// выборка символа или кода без остановки программы</text:span></text:h>
      <text:h text:style-name="Default">138<text:s text:c="2"/><text:s text:c="2"/><text:span text:style-name="style5">byte </text:span><text:span text:style-name="style11">ScanStatus</text:span><text:span text:style-name="style10">();<text:s text:c="3"/></text:span><text:span text:style-name="style2">// сопутствующий код от клавиатуры или из буфера выборки</text:span></text:h>
      <text:h text:style-name="Default">139<text:s text:c="2"/><text:s text:c="2"/><text:span text:style-name="style5">byte </text:span><text:span text:style-name="style11">WaitKey</text:span><text:span text:style-name="style10">();<text:s text:c="6"/></text:span><text:span text:style-name="style2">// ожидание нового символа от клавиатуры с приостановкой</text:span></text:h>
      <text:h text:style-name="Default">140<text:s text:c="2"/><text:s text:c="2"/><text:span text:style-name="style2">//</text:span></text:h>
      <text:h text:style-name="Default">141<text:s text:c="2"/><text:s text:c="2"/><text:span text:style-name="style2">//<text:s text:c="3"/>процедуры таймера, работающего от достигнутого времени ?? с надбавкой</text:span></text:h>
      <text:h text:style-name="Default">142<text:s text:c="2"/><text:s text:c="2"/><text:span text:style-name="style2">//<text:s text:c="6"/>выполняется привязка к основному/большому графическому экрану</text:span></text:h>
      <text:h text:style-name="Default">143<text:s text:c="2"/><text:s text:c="2"/><text:span text:style-name="style2">//</text:span></text:h>
      <text:h text:style-name="Default">144<text:s text:c="2"/><text:s text:c="2"/><text:span text:style-name="style11">Window</text:span><text:span text:style-name="style10">&amp; </text:span><text:span text:style-name="style11">SetTimer</text:span><text:span text:style-name="style10">( </text:span><text:span text:style-name="style11">DWORD mSec</text:span><text:span text:style-name="style10">, </text:span><text:span text:style-name="style5">bool</text:span><text:span text:style-name="style10">( *</text:span><text:span text:style-name="style11">inTime </text:span><text:span text:style-name="style10">)()=</text:span><text:span text:style-name="style11">NULL </text:span><text:span text:style-name="style10">); </text:span><text:span text:style-name="style2">// время и транзакция</text:span></text:h>
      <text:h text:style-name="Default">145<text:s text:c="2"/><text:s text:c="2"/><text:span text:style-name="style11">Window</text:span><text:span text:style-name="style10">&amp; </text:span><text:span text:style-name="style11">KillTimer</text:span><text:span text:style-name="style10">();<text:s text:c="32"/></text:span><text:span text:style-name="style2">// если 0 - сброс таймера</text:span></text:h>
      <text:h text:style-name="Default">146<text:s text:c="2"/><text:s text:c="1"/><text:span text:style-name="style5">virtual bool </text:span><text:span text:style-name="style11">Timer</text:span><text:span text:style-name="style10">();<text:s text:c="31"/></text:span><text:span text:style-name="style2">// ++ виртуальных процедур</text:span></text:h>
      <text:h text:style-name="Default">147<text:s text:c="2"/><text:s text:c="2"/><text:span text:style-name="style5">bool volatile </text:span><text:span text:style-name="style11">isTimer</text:span><text:span text:style-name="style10">;<text:s text:c="3"/></text:span><text:span text:style-name="style2">// таймер не отслеживает уровень рекурсии транзакций</text:span></text:h>
      <text:h text:style-name="Default">148<text:s text:c="2"/><text:s text:c="2"/><text:span text:style-name="style2">//</text:span></text:h>
      <text:h text:style-name="Default">149<text:s text:c="2"/><text:s text:c="2"/><text:span text:style-name="style15">//! Динамическое окошко для кратких подсказок с управляющими кодами программы</text:span></text:h>
      <text:h text:style-name="Default">150<text:s text:c="2"/><text:s text:c="2"/><text:span text:style-name="style2">//<text:s text:c="3"/>Name[0]<text:s text:c="3"/>Title Заголовок для титульной строки графического окна</text:span></text:h>
      <text:h text:style-name="Default">151<text:s text:c="2"/><text:s text:c="2"/><text:span text:style-name="style2">//<text:s text:c="3"/>Name[1-3] - строки расширенного названия, и признак движения</text:span></text:h>
      <text:h text:style-name="Default">152<text:s text:c="2"/><text:s text:c="2"/><text:span text:style-name="style2">//<text:s text:c="3"/>Text<text:s text:c="6"/>- парное описание основных кодов с их предназначением</text:span></text:h>
      <text:h text:style-name="Default">153<text:s text:c="2"/><text:s text:c="2"/><text:span text:style-name="style2">//<text:s text:c="3"/>Plus<text:s text:c="6"/>- то же блока блока дополнительных описаний</text:span></text:h>
      <text:h text:style-name="Default">154<text:s text:c="2"/><text:s text:c="2"/><text:span text:style-name="style2">//<text:s text:c="4"/>++ определение каждого блока строк заканчивается нулевым адресом</text:span></text:h>
      <text:h text:style-name="Default">155<text:s text:c="2"/><text:s text:c="2"/><text:span text:style-name="style5">void </text:span><text:span text:style-name="style11">Help</text:span><text:span text:style-name="style10">( </text:span><text:span text:style-name="style5">const char </text:span><text:span text:style-name="style10">*</text:span><text:span text:style-name="style11">N</text:span><text:span text:style-name="style10">[],</text:span><text:span text:style-name="style5">const char </text:span><text:span text:style-name="style10">*</text:span><text:span text:style-name="style11">C</text:span><text:span text:style-name="style10">[],</text:span><text:span text:style-name="style5">const char </text:span><text:span text:style-name="style10">*</text:span><text:span text:style-name="style11">P</text:span><text:span text:style-name="style10">[],</text:span><text:span text:style-name="style5">int </text:span><text:span text:style-name="style11">X</text:span><text:span text:style-name="style10">=-</text:span><text:span text:style-name="style4">1</text:span><text:span text:style-name="style10">,</text:span><text:span text:style-name="style5">int </text:span><text:span text:style-name="style11">Y</text:span><text:span text:style-name="style10">=</text:span><text:span text:style-name="style4">1 </text:span><text:span text:style-name="style10">);</text:span></text:h>
      <text:h text:style-name="Default">156<text:s text:c="2"/><text:s text:c="2"/><text:span text:style-name="style2">//</text:span></text:h>
      <text:h text:style-name="Default">157<text:s text:c="2"/><text:s text:c="2"/><text:span text:style-name="style5">void </text:span><text:span text:style-name="style11">PutChar</text:span><text:span text:style-name="style10">( </text:span><text:span text:style-name="style5">byte </text:span><text:span text:style-name="style11">Key </text:span><text:span text:style-name="style10">);<text:s text:c="18"/></text:span><text:span text:style-name="style2">// один символ --&gt; кольцевой буфер</text:span></text:h>
      <text:h text:style-name="Default">158<text:s text:c="2"/><text:span text:style-name="style5">private</text:span><text:span text:style-name="style10">:<text:s text:c="6"/></text:span><text:span text:style-name="style15">//! подборка скрытых параметров и свободных/отвязанных транзакций</text:span></text:h>
      <text:h text:style-name="Default">159<text:s text:c="2"/><text:s text:c="2"/><text:span text:style-name="style5">void </text:span><text:span text:style-name="style11">PutTimer</text:span><text:span text:style-name="style10">();<text:s text:c="6"/></text:span><text:span text:style-name="style2">// DWORD iTime )<text:s text:c="3"/>==<text:s text:c="2"/>со временем на момент прерывания</text:span></text:h>
      <text:h text:style-name="Default">160<text:s text:c="2"/><text:s text:c="1"/><text:span text:style-name="style5">struct</text:span><text:span text:style-name="style10">{ </text:span><text:span text:style-name="style5">byte </text:span><text:span text:style-name="style11">Code</text:span><text:span text:style-name="style10">,</text:span><text:span text:style-name="style11">Key</text:span><text:span text:style-name="style10">; } </text:span><text:span text:style-name="style11">KeyBuffer</text:span><text:span text:style-name="style10">[</text:span><text:span text:style-name="style4">0x40</text:span><text:span text:style-name="style10">]; </text:span><text:span text:style-name="style2">// накопительный буфер от клавиатуры</text:span></text:h>
      <text:h text:style-name="Default">161<text:s text:c="2"/><text:s text:c="2"/><text:span text:style-name="style5">int </text:span><text:span text:style-name="style11">KeyPos</text:span><text:span text:style-name="style10">,</text:span><text:span text:style-name="style11">KeyPas</text:span><text:span text:style-name="style10">;<text:s text:c="4"/></text:span><text:span text:style-name="style2">// кольцевые счетчики для последовательности символов</text:span></text:h>
      <text:h text:style-name="Default">162<text:s text:c="2"/><text:s text:c="2"/><text:span text:style-name="style11">UINT_PTR idEvent</text:span><text:span text:style-name="style10">;<text:s text:c="5"/></text:span><text:span text:style-name="style2">// идентификатор встроенного таймера прерываний =0x12++</text:span></text:h>
      <text:h text:style-name="Default">163<text:s text:c="2"/><text:s text:c="2"/><text:span text:style-name="style5">bool volatile<text:s text:c="9"/></text:span><text:span text:style-name="style2">// отметки рекурсивности сдерживают повтор изображений</text:span></text:h>
      <text:h text:style-name="Default">164<text:s text:c="2"/><text:s text:c="7"/><text:span text:style-name="style11">isMouse</text:span><text:span text:style-name="style10">,<text:s text:c="9"/></text:span><text:span text:style-name="style2">// мышка тоже перехлестывается в обрывочной рекурсии</text:span></text:h>
      <text:h text:style-name="Default">165<text:s text:c="2"/><text:s text:c="7"/><text:span text:style-name="style11">onKey</text:span><text:span text:style-name="style10">;<text:s text:c="11"/></text:span><text:span text:style-name="style2">// признаки вхождения в прерывание или ожидание символа</text:span></text:h>
      <text:h text:style-name="Default">166<text:s text:c="2"/><text:s text:c="2"/><text:span text:style-name="style2">//</text:span></text:h>
      <text:h text:style-name="Default">167<text:s text:c="2"/><text:s text:c="2"/><text:span text:style-name="style2">//<text:s text:c="3"/>блок сбора данных от клавиатуры, внутренний контроль мышки и таймера</text:span></text:h>
      <text:h text:style-name="Default">168<text:s text:c="2"/><text:s text:c="2"/><text:span text:style-name="style2">//</text:span></text:h>
      <text:h text:style-name="Default">169<text:s text:c="2"/><text:s text:c="2"/><text:span text:style-name="style5">void </text:span><text:span text:style-name="style11">PutMouse</text:span><text:span text:style-name="style10">( </text:span><text:span text:style-name="style11">UINT State</text:span><text:span text:style-name="style10">,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2"/></text:span><text:span text:style-name="style2">// внутренняя обработка прерываний</text:span></text:h>
      <text:h text:style-name="Default">170<text:s text:c="2"/><text:s text:c="2"/><text:span text:style-name="style5">bool </text:span><text:span text:style-name="style10">(*</text:span><text:span text:style-name="style11">extKey</text:span><text:span text:style-name="style10">)(</text:span><text:span text:style-name="style5">byte</text:span><text:span text:style-name="style10">); </text:span><text:span text:style-name="style2">//<text:s text:c="2"/>свободная процедура обработки прерываний клавиатуры</text:span></text:h>
      <text:h text:style-name="Default">171<text:s text:c="2"/><text:s text:c="2"/><text:span text:style-name="style5">bool </text:span><text:span text:style-name="style10">(*</text:span><text:span text:style-name="style11">extTime</text:span><text:span text:style-name="style10">)();<text:s text:c="3"/></text:span><text:span text:style-name="style2">// внешняя процедура, на выход запрос нового изображения</text:span></text:h>
      <text:h text:style-name="Default">172<text:s text:c="2"/><text:span text:style-name="style10">};</text:span></text:h>
      <text:h text:style-name="Default">173<text:s text:c="2"/><text:span text:style-name="style9">#define Xpm( X ) ( GetSystemMetrics( SM_CXSCREEN )*Real( X )/100.0 )<text:s text:c="5"/></text:span><text:span text:style-name="style2">// %%X</text:span></text:h>
      <text:h text:style-name="Default">174<text:s text:c="2"/><text:span text:style-name="style9">#define Ypm( Y ) ( GetSystemMetrics( SM_CYSCREEN )*Real( Y )/100.0 )<text:s text:c="5"/></text:span><text:span text:style-name="style2">// %%Y</text:span></text:h>
      <text:h text:style-name="Default">175<text:s text:c="2"/><text:span text:style-name="style2">//</text:span></text:h>
      <text:h text:style-name="Default">176<text:s text:c="2"/><text:span text:style-name="style15">//!<text:s text:c="2"/>Определения и процедуры управления наложенными фрагментами экрана</text:span></text:h>
      <text:h text:style-name="Default">177<text:s text:c="2"/><text:span text:style-name="style2">//<text:s text:c="3"/>реализуется создание, позиционирование, активизация и очистка фрагментов</text:span></text:h>
      <text:h text:style-name="Default">178<text:s text:c="2"/><text:span text:style-name="style2">//</text:span></text:h>
      <text:h text:style-name="Default">179<text:s text:c="2"/><text:span text:style-name="style5">extern </text:span><text:span text:style-name="style11">DWORD </text:span><text:span text:style-name="style5">volatile</text:span></text:h>
      <text:h text:style-name="Default">180<text:s text:c="2"/><text:s text:c="13"/><text:span text:style-name="style11">StartTime</text:span><text:span text:style-name="style10">, </text:span><text:span text:style-name="style2">// время начала исполнения программы от запуска Windows</text:span></text:h>
      <text:h text:style-name="Default">181<text:s text:c="2"/><text:s text:c="13"/><text:span text:style-name="style11">RealTime</text:span><text:span text:style-name="style10">;<text:s text:c="2"/></text:span><text:span text:style-name="style2">// время исполнения параллельной процедуры из WaitTime</text:span></text:h>
      <text:h text:style-name="Default">182<text:s text:c="2"/><text:s text:c="7"/><text:span text:style-name="style11">DWORD GetTime</text:span><text:span text:style-name="style10">(), </text:span><text:span text:style-name="style2">// в миллисекундах = timeGetTime = GetTickCount</text:span></text:h>
      <text:h text:style-name="Default">183<text:s text:c="2"/><text:s text:c="9"/><text:span text:style-name="style11">ElapsedTime</text:span><text:span text:style-name="style10">(); </text:span><text:span text:style-name="style2">// продолжительность - опрокидывание через ~49,7 суток</text:span></text:h>
      <text:h text:style-name="Default">184<text:s text:c="2"/><text:span text:style-name="style2">//</text:span></text:h>
      <text:h text:style-name="Default">185<text:s text:c="2"/><text:span text:style-name="style2">//<text:s text:c="2"/>Процедура регулярно вызывает inStay() с контролем времени исполнения&gt;=mWork</text:span></text:h>
      <text:h text:style-name="Default">186<text:s text:c="2"/><text:span text:style-name="style2">//<text:s text:c="2"/>с задержками на интервалы mWait, во время которых производится активная</text:span></text:h>
      <text:h text:style-name="Default">187<text:s text:c="2"/><text:span text:style-name="style2">//<text:s text:c="2"/>обработка прерываний Windows для визуализации и/или внешнего управления</text:span></text:h>
      <text:h text:style-name="Default">188<text:s text:c="2"/><text:span text:style-name="style2">//<text:s text:c="2"/>Последовательность может прерываться, если inStay() возвращает false</text:span></text:h>
      <text:h text:style-name="Default">189<text:s text:c="2"/><text:span text:style-name="style2">//<text:s text:c="2"/>На выходе RealTime - время исполнения inStay() в миллисекундах</text:span></text:h>
      <text:h text:style-name="Default">190<text:s text:c="2"/><text:span text:style-name="style2">//</text:span></text:h>
      <text:h text:style-name="Default">191<text:s text:c="2"/><text:span text:style-name="style11">DWORD WaitTime</text:span><text:span text:style-name="style10">( </text:span><text:span text:style-name="style11">DWORD mWait</text:span><text:span text:style-name="style10">,<text:s text:c="7"/></text:span><text:span text:style-name="style2">// активная задержка для внешнего управления</text:span></text:h>
      <text:h text:style-name="Default">192<text:s text:c="2"/><text:s text:c="16"/><text:span text:style-name="style5">bool</text:span><text:span text:style-name="style10">(*</text:span><text:span text:style-name="style11">inFree</text:span><text:span text:style-name="style10">)()=</text:span><text:span text:style-name="style4">0</text:span><text:span text:style-name="style10">, </text:span><text:span text:style-name="style2">// собственно сам вычислительный эксперимент</text:span></text:h>
      <text:h text:style-name="Default">193<text:s text:c="2"/><text:s text:c="16"/><text:span text:style-name="style11">DWORD mWork</text:span><text:span text:style-name="style10">=</text:span><text:span text:style-name="style4">0 </text:span><text:span text:style-name="style10">);<text:s text:c="3"/></text:span><text:span text:style-name="style2">// время на исполнение рабочего цикла [мСек]</text:span></text:h>
      <text:h text:style-name="Default">194<text:s text:c="2"/><text:span text:style-name="style5">bool </text:span><text:span text:style-name="style11">WinReady</text:span><text:span text:style-name="style10">( </text:span><text:span text:style-name="style11">Window </text:span><text:span text:style-name="style10">*</text:span><text:span text:style-name="style11">W</text:span><text:span text:style-name="style10">=</text:span><text:span text:style-name="style4">0 </text:span><text:span text:style-name="style10">);<text:s text:c="6"/></text:span><text:span text:style-name="style2">// исполнение запросов и проверка активности</text:span></text:h>
      <text:h text:style-name="Default">195<text:s text:c="2"/><text:span text:style-name="style2">//</text:span></text:h>
      <text:h text:style-name="Default">196<text:s text:c="2"/><text:span text:style-name="style2">//<text:s text:c="3"/>Предустановки оконного Window и графического интерфейсов OpenGL</text:span></text:h>
      <text:h text:style-name="Default">197<text:s text:c="2"/><text:span text:style-name="style2">//</text:span></text:h>
      <text:h text:style-name="Default">198<text:s text:c="2"/><text:span text:style-name="style5">bool </text:span><text:span text:style-name="style11">glAct</text:span><text:span text:style-name="style10">( </text:span><text:span text:style-name="style5">const </text:span><text:span text:style-name="style11">Window</text:span><text:span text:style-name="style10">* );<text:s text:c="9"/></text:span><text:span text:style-name="style2">// простое подключение Window к OpenGL</text:span></text:h>
      <text:h text:style-name="Default">199<text:s text:c="2"/><text:span text:style-name="style5">class </text:span><text:span text:style-name="style11">glContext</text:span><text:span text:style-name="style10">{ </text:span><text:span text:style-name="style11">HDC DC</text:span><text:span text:style-name="style10">; </text:span><text:span text:style-name="style11">HGLRC RC</text:span><text:span text:style-name="style10">;<text:s text:c="2"/></text:span><text:span text:style-name="style2">// временное задействование контекстного</text:span></text:h>
      <text:h text:style-name="Default">200<text:s text:c="2"/><text:span text:style-name="style5">public</text:span><text:span text:style-name="style10">:<text:s text:c="28"/></text:span><text:span text:style-name="style2">// графического 3D-интерфейса того же OpenGL</text:span></text:h>
      <text:h text:style-name="Default">201<text:s text:c="2"/><text:span text:style-name="style5">explicit </text:span><text:span text:style-name="style11">glContext</text:span><text:span text:style-name="style10">(</text:span><text:span text:style-name="style5">const </text:span><text:span text:style-name="style11">Window</text:span><text:span text:style-name="style10">*); </text:span><text:span text:style-name="style2">// конструктор=пролог графического конвейера</text:span></text:h>
      <text:h text:style-name="Default">202<text:s text:c="2"/><text:s text:c="8"/><text:span text:style-name="style10">~</text:span><text:span text:style-name="style11">glContext</text:span><text:span text:style-name="style10">();<text:s text:c="13"/></text:span><text:span text:style-name="style2">// деструктор=эпилог-возврат былого контекста</text:span></text:h>
      <text:h text:style-name="Default">203<text:s text:c="2"/><text:span text:style-name="style10">};</text:span></text:h>
      <text:h text:style-name="Default">204<text:s text:c="2"/><text:span text:style-name="style5">class </text:span><text:span text:style-name="style11">TextContext</text:span><text:span text:style-name="style10">{ </text:span><text:span text:style-name="style5">const bool </text:span><text:span text:style-name="style11">Base</text:span><text:span text:style-name="style10">; </text:span><text:span text:style-name="style2">// Polygon, Depth_Test, Cool_Face, Lighting</text:span></text:h>
      <text:h text:style-name="Default">205<text:s text:c="2"/><text:span text:style-name="style5">public</text:span><text:span text:style-name="style10">: </text:span><text:span text:style-name="style11">TextContext</text:span><text:span text:style-name="style10">( </text:span><text:span text:style-name="style5">bool </text:span><text:span text:style-name="style11">Space</text:span><text:span text:style-name="style10">=</text:span><text:span text:style-name="style5">false </text:span><text:span text:style-name="style10">);<text:s text:c="2"/></text:span><text:span text:style-name="style2">// ++ Space -&gt; матрицы сцены и модели</text:span></text:h>
      <text:h text:style-name="Default">206<text:s text:c="2"/><text:s text:c="7"/><text:span text:style-name="style10">~</text:span><text:span text:style-name="style11">TextContext</text:span><text:span text:style-name="style10">();</text:span></text:h>
      <text:h text:style-name="Default">207<text:s text:c="2"/><text:span text:style-name="style10">};</text:span></text:h>
      <text:h text:style-name="Default">208<text:s text:c="2"/><text:span text:style-name="style5">class </text:span><text:span text:style-name="style11">RasterSector</text:span><text:span text:style-name="style10">{ </text:span><text:span text:style-name="style2">// Подготовка площадки растровых манипуляций под glViewPort</text:span></text:h>
      <text:h text:style-name="Default">209<text:s text:c="2"/><text:span text:style-name="style5">public</text:span><text:span text:style-name="style10">: </text:span><text:span text:style-name="style11">RasterSector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</text:span><text:span text:style-name="style10">, </text:span><text:span text:style-name="style5">int </text:span><text:span text:style-name="style11">W</text:span><text:span text:style-name="style10">,</text:span><text:span text:style-name="style5">int </text:span><text:span text:style-name="style11">H </text:span><text:span text:style-name="style10">); ~</text:span><text:span text:style-name="style11">RasterSector</text:span><text:span text:style-name="style10">();</text:span></text:h>
      <text:h text:style-name="Default">210<text:s text:c="2"/><text:span text:style-name="style10">};</text:span></text:h>
      <text:h text:style-name="Default">211<text:s text:c="2"/><text:span text:style-name="style2">//<text:s text:c="5"/>Внешние запросы для наложенных на графическое поле текстовых страничек</text:span></text:h>
      <text:h text:style-name="Default">212<text:s text:c="2"/><text:span text:style-name="style2">//<text:s text:c="5"/>и несколько дополнительных процедур не привязанных к конкретному окну</text:span></text:h>
      <text:h text:style-name="Default">213<text:s text:c="2"/><text:span text:style-name="style2">//</text:span></text:h>
      <text:h text:style-name="Default">214<text:s text:c="2"/><text:span text:style-name="style5">struct </text:span><text:span text:style-name="style11">Mlist</text:span><text:span text:style-name="style10">{ </text:span><text:span text:style-name="style5">short </text:span><text:span text:style-name="style11">skip</text:span><text:span text:style-name="style10">,</text:span><text:span text:style-name="style11">lf</text:span><text:span text:style-name="style10">; </text:span><text:span text:style-name="style5">const char </text:span><text:span text:style-name="style10">*</text:span><text:span text:style-name="style11">Msg</text:span><text:span text:style-name="style10">; </text:span><text:span text:style-name="style5">void </text:span><text:span text:style-name="style10">*</text:span><text:span text:style-name="style11">dat</text:span><text:span text:style-name="style10">; };</text:span></text:h>
      <text:h text:style-name="Default">215<text:s text:c="2"/><text:span text:style-name="style9">#define Mlist( L ) L,( sizeof( L )/sizeof( Mlist ) )</text:span></text:h>
      <text:h text:style-name="Default">216<text:s text:c="2"/><text:span text:style-name="style2">//</text:span></text:h>
      <text:h text:style-name="Default">217<text:s text:c="2"/><text:span text:style-name="style2">//<text:s text:c="6"/>Mlist - Список параметров для одного запроса на терминал</text:span></text:h>
      <text:h text:style-name="Default">218<text:s text:c="2"/><text:span text:style-name="style2">//<text:s text:c="7"/>skip : пропуск строк<text:s text:c="14"/>--&gt; номер строки</text:span></text:h>
      <text:h text:style-name="Default">219<text:s text:c="2"/><text:span text:style-name="style2">//<text:s text:c="8"/>lf<text:s text:c="2"/>: 0 - запрос не производится --&gt; длина входного сообщения</text:span></text:h>
      <text:h text:style-name="Default">220<text:s text:c="2"/><text:span text:style-name="style2">//<text:s text:c="8"/>Msg : NULL - чистое входное поле --&gt; выходной формат</text:span></text:h>
      <text:h text:style-name="Default">221<text:s text:c="2"/><text:span text:style-name="style2">//<text:s text:c="8"/>dat : NULL &amp; lf&lt;&gt;0 - меню-запрос --&gt; адрес изменяемого объекта</text:span></text:h>
      <text:h text:style-name="Default">222<text:s text:c="2"/><text:span text:style-name="style2">//</text:span></text:h>
      <text:h text:style-name="Default">223<text:s text:c="2"/><text:span text:style-name="style5">class </text:span><text:span text:style-name="style11">TextMenu</text:span><text:span text:style-name="style10">:</text:span><text:span text:style-name="style11">Place </text:span><text:span text:style-name="style15">//! запрос текстового меню с отсрочкой полного завершения</text:span></text:h>
      <text:h text:style-name="Default">224<text:s text:c="2"/><text:span text:style-name="style10">{ </text:span><text:span text:style-name="style5">const </text:span><text:span text:style-name="style11">Mlist </text:span><text:span text:style-name="style10">*</text:span><text:span text:style-name="style11">M</text:span><text:span text:style-name="style10">;<text:s text:c="3"/></text:span><text:span text:style-name="style2">// собственно список меню Mlist/mlist</text:span></text:h>
      <text:h text:style-name="Default">225<text:s text:c="2"/><text:s text:c="2"/><text:span text:style-name="style5">const int </text:span><text:span text:style-name="style11">Num</text:span><text:span text:style-name="style10">,<text:s text:c="3"/></text:span><text:span text:style-name="style2">// общее количество строк меню</text:span></text:h>
      <text:h text:style-name="Default">226<text:s text:c="2"/><text:s text:c="12"/><text:span text:style-name="style11">Y</text:span><text:span text:style-name="style10">,</text:span><text:span text:style-name="style11">X</text:span><text:span text:style-name="style10">;<text:s text:c="2"/></text:span><text:span text:style-name="style2">// местоположение на экране (++/слева-сверху,--/снизу-справа)</text:span></text:h>
      <text:h text:style-name="Default">227<text:s text:c="2"/><text:s text:c="2"/><text:span text:style-name="style5">int </text:span><text:span text:style-name="style11">Lx</text:span><text:span text:style-name="style10">,</text:span><text:span text:style-name="style11">Ly</text:span><text:span text:style-name="style10">,</text:span><text:span text:style-name="style11">K</text:span><text:span text:style-name="style10">,<text:s text:c="4"/></text:span><text:span text:style-name="style2">// размеры и номер редактируемого поля / последнего обращения</text:span></text:h>
      <text:h text:style-name="Default">228<text:s text:c="2"/><text:s text:c="6"/><text:span text:style-name="style11">ked</text:span><text:span text:style-name="style10">,<text:s text:c="8"/></text:span><text:span text:style-name="style2">// номер реально редактируемого поля (-1 без редактирования)</text:span></text:h>
      <text:h text:style-name="Default">229<text:s text:c="2"/><text:s text:c="6"/><text:span text:style-name="style11">kurs</text:span><text:span text:style-name="style10">;<text:s text:c="7"/></text:span><text:span text:style-name="style2">// - положение курсора внутри поля запроса</text:span></text:h>
      <text:h text:style-name="Default">230<text:s text:c="2"/><text:s text:c="2"/><text:span text:style-name="style5">bool </text:span><text:span text:style-name="style11">Up</text:span><text:span text:style-name="style10">;<text:s text:c="8"/></text:span><text:span text:style-name="style2">// признак установки меню на экране</text:span></text:h>
      <text:h text:style-name="Default">231<text:s text:c="2"/><text:span text:style-name="style2">//void(*)(int);<text:s text:c="3"/>// прерывание/подсказка при переходе на новый запрос из меню</text:span></text:h>
      <text:h text:style-name="Default">232<text:s text:c="2"/><text:s text:c="1"/><text:span text:style-name="style5">virtual bool </text:span><text:span text:style-name="style11">Draw</text:span><text:span text:style-name="style10">(); </text:span><text:span text:style-name="style2">// разделённая прорисовка для таймера, клавиатуры и мышки</text:span></text:h>
      <text:h text:style-name="Default">233<text:s text:c="2"/><text:s text:c="1"/><text:span text:style-name="style5">virtual bool </text:span><text:span text:style-name="style11">Mouse</text:span><text:span text:style-name="style10">( 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8"/></text:span><text:span text:style-name="style2">// непрерывное мышиное сопровождение</text:span></text:h>
      <text:h text:style-name="Default">234<text:s text:c="2"/><text:s text:c="1"/><text:span text:style-name="style5">virtual bool </text:span><text:span text:style-name="style11">Mouse</text:span><text:span text:style-name="style10">( </text:span><text:span text:style-name="style5">int </text:span><text:span text:style-name="style11">b</text:span><text:span text:style-name="style10">,</text:span><text:span text:style-name="style5">int </text:span><text:span text:style-name="style11">x</text:span><text:span text:style-name="style10">,</text:span><text:span text:style-name="style5">int </text:span><text:span text:style-name="style11">y </text:span><text:span text:style-name="style10">);<text:s text:c="2"/></text:span><text:span text:style-name="style2">// и реакция на правую\левую клавишу</text:span></text:h>
      <text:h text:style-name="Default">235<text:s text:c="2"/><text:span text:style-name="style5">public</text:span><text:span text:style-name="style10">: </text:span><text:span text:style-name="style11">TextMenu</text:span><text:span text:style-name="style10">( </text:span><text:span text:style-name="style5">const </text:span><text:span text:style-name="style11">Mlist</text:span><text:span text:style-name="style10">*,</text:span><text:span text:style-name="style5">const int</text:span><text:span text:style-name="style10">, </text:span><text:span text:style-name="style11">Window</text:span><text:span text:style-name="style10">*,</text:span><text:span text:style-name="style5">int</text:span><text:span text:style-name="style10">=</text:span><text:span text:style-name="style4">1</text:span><text:span text:style-name="style10">,</text:span><text:span text:style-name="style5">int</text:span><text:span text:style-name="style10">=</text:span><text:span text:style-name="style4">1 </text:span><text:span text:style-name="style10">); </text:span><text:span text:style-name="style2">//~TextMenu();</text:span></text:h>
      <text:h text:style-name="Default">236<text:s text:c="2"/><text:s text:c="2"/><text:span text:style-name="style5">int </text:span><text:span text:style-name="style11">Answer</text:span><text:span text:style-name="style10">( </text:span><text:span text:style-name="style5">int</text:span><text:span text:style-name="style10">=-</text:span><text:span text:style-name="style4">1 </text:span><text:span text:style-name="style10">);<text:s text:c="8"/></text:span><text:span text:style-name="style2">// немного отсроченный вызов для пущей настройки</text:span></text:h>
      <text:h text:style-name="Default">237<text:s text:c="2"/><text:span text:style-name="style10">};</text:span></text:h>
      <text:h text:style-name="Default">238<text:s text:c="2"/><text:span text:style-name="style5">extern unsigned char </text:span><text:span text:style-name="style11">_8x08</text:span><text:span text:style-name="style10">[],</text:span><text:span text:style-name="style11">_8x14</text:span><text:span text:style-name="style10">[],</text:span><text:span text:style-name="style11">_8x16</text:span><text:span text:style-name="style10">[]; </text:span><text:span text:style-name="style2">// растровые шрифты из эпохи СССР</text:span></text:h>
      <text:h text:style-name="Default">239<text:s text:c="2"/><text:span text:style-name="style9">#endif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